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/>
    </style:style>
    <style:style style:name="ce2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3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</style:style>
    <style:style style:name="ce8" style:family="table-cell" style:parent-style-name="Default" style:data-style-name="N1">
      <style:table-cell-properties fo:border-bottom="0.002cm solid #000000" fo:border-left="0.002cm solid #000000" fo:border-right="0.088cm solid #000000" fo:border-top="0.002cm solid #000000"/>
    </style:style>
    <style:style style:name="ce9" style:family="table-cell" style:parent-style-name="Default">
      <style:table-cell-properties fo:border="0.088cm solid #000000"/>
    </style:style>
    <style:style style:name="ce10" style:family="table-cell" style:parent-style-name="Default" style:data-style-name="N108">
      <style:table-cell-properties fo:border-bottom="0.002cm solid #000000" fo:border-left="0.002cm solid #000000" fo:border-right="0.088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U,B</text:p>
          </table:table-cell>
          <table:table-cell table:style-name="ce4" office:value-type="string">
            <text:p>I,мA</text:p>
          </table:table-cell>
          <table:table-cell table:style-name="ce7" office:value-type="string">
            <text:p>Rx,Oм</text:p>
          </table:table-cell>
          <table:table-cell table:style-name="ce1" office:value-type="string">
            <text:p>U,B</text:p>
          </table:table-cell>
          <table:table-cell table:style-name="ce4" office:value-type="string">
            <text:p>I,мA</text:p>
          </table:table-cell>
          <table:table-cell table:style-name="ce7" office:value-type="string">
            <text:p>Rx,Oм</text:p>
          </table:table-cell>
          <table:table-cell table:style-name="ce1" office:value-type="string">
            <text:p>U,B</text:p>
          </table:table-cell>
          <table:table-cell table:style-name="ce4" office:value-type="string">
            <text:p>I,мA</text:p>
          </table:table-cell>
          <table:table-cell table:style-name="ce7" office:value-type="string">
            <text:p>R1,Oм</text:p>
          </table:table-cell>
          <table:table-cell table:style-name="ce1" office:value-type="string">
            <text:p>U,B</text:p>
          </table:table-cell>
          <table:table-cell table:style-name="ce4" office:value-type="string">
            <text:p>I,мA</text:p>
          </table:table-cell>
          <table:table-cell table:style-name="ce7" office:value-type="string">
            <text:p>R1,Oм</text:p>
          </table:table-cell>
        </table:table-row>
        <table:table-row table:style-name="ro1">
          <table:table-cell table:style-name="ce2" office:value-type="float" office:value="0.3">
            <text:p>0,3</text:p>
          </table:table-cell>
          <table:table-cell table:style-name="ce5" office:value-type="float" office:value="0.4">
            <text:p>0,4</text:p>
          </table:table-cell>
          <table:table-cell table:style-name="ce8" table:formula="of:=1000*[.A2]/[.B2]" office:value-type="float" office:value="750">
            <text:p>750</text:p>
          </table:table-cell>
          <table:table-cell table:style-name="ce2" office:value-type="float" office:value="0.36">
            <text:p>0,36</text:p>
          </table:table-cell>
          <table:table-cell table:style-name="ce5" office:value-type="float" office:value="0.3">
            <text:p>0,3</text:p>
          </table:table-cell>
          <table:table-cell table:style-name="ce8" table:formula="of:=1000*[.D2]/[.E2]" office:value-type="float" office:value="1200">
            <text:p>1200</text:p>
          </table:table-cell>
          <table:table-cell table:style-name="ce2" office:value-type="float" office:value="0.03">
            <text:p>0,03</text:p>
          </table:table-cell>
          <table:table-cell table:style-name="ce5" office:value-type="float" office:value="0.1">
            <text:p>0,1</text:p>
          </table:table-cell>
          <table:table-cell table:style-name="ce8" table:formula="of:=1000*[.G2]/[.H2]" office:value-type="float" office:value="300">
            <text:p>300</text:p>
          </table:table-cell>
          <table:table-cell table:style-name="ce2" office:value-type="float" office:value="0.03">
            <text:p>0,03</text:p>
          </table:table-cell>
          <table:table-cell table:style-name="ce5" office:value-type="float" office:value="0.1">
            <text:p>0,1</text:p>
          </table:table-cell>
          <table:table-cell table:style-name="ce10" table:formula="of:=1000*[.J2]/[.K2]" office:value-type="float" office:value="300">
            <text:p>300</text:p>
          </table:table-cell>
        </table:table-row>
        <table:table-row table:style-name="ro1">
          <table:table-cell table:style-name="ce2" office:value-type="float" office:value="0.78">
            <text:p>0,78</text:p>
          </table:table-cell>
          <table:table-cell table:style-name="ce5" office:value-type="float" office:value="0.7">
            <text:p>0,7</text:p>
          </table:table-cell>
          <table:table-cell table:style-name="ce8" table:formula="of:=1000*[.A3]/[.B3]" office:value-type="float" office:value="1114.28571428571">
            <text:p>1114</text:p>
          </table:table-cell>
          <table:table-cell table:style-name="ce2" office:value-type="float" office:value="0.76">
            <text:p>0,76</text:p>
          </table:table-cell>
          <table:table-cell table:style-name="ce5" office:value-type="float" office:value="0.6">
            <text:p>0,6</text:p>
          </table:table-cell>
          <table:table-cell table:style-name="ce8" table:formula="of:=1000*[.D3]/[.E3]" office:value-type="float" office:value="1266.66666666667">
            <text:p>1267</text:p>
          </table:table-cell>
          <table:table-cell table:style-name="ce2" office:value-type="float" office:value="0.32">
            <text:p>0,32</text:p>
          </table:table-cell>
          <table:table-cell table:style-name="ce5" office:value-type="float" office:value="0.5">
            <text:p>0,5</text:p>
          </table:table-cell>
          <table:table-cell table:style-name="ce8" table:formula="of:=1000*[.G3]/[.H3]" office:value-type="float" office:value="640">
            <text:p>640</text:p>
          </table:table-cell>
          <table:table-cell table:style-name="ce2" office:value-type="float" office:value="0.32">
            <text:p>0,32</text:p>
          </table:table-cell>
          <table:table-cell table:style-name="ce5" office:value-type="float" office:value="0.5">
            <text:p>0,5</text:p>
          </table:table-cell>
          <table:table-cell table:style-name="ce10" table:formula="of:=1000*[.J3]/[.K3]" office:value-type="float" office:value="640">
            <text:p>640</text:p>
          </table:table-cell>
        </table:table-row>
        <table:table-row table:style-name="ro1">
          <table:table-cell table:style-name="ce2" office:value-type="float" office:value="1.23">
            <text:p>1,23</text:p>
          </table:table-cell>
          <table:table-cell table:style-name="ce5" office:value-type="float" office:value="1">
            <text:p>1</text:p>
          </table:table-cell>
          <table:table-cell table:style-name="ce8" table:formula="of:=1000*[.A4]/[.B4]" office:value-type="float" office:value="1230">
            <text:p>1230</text:p>
          </table:table-cell>
          <table:table-cell table:style-name="ce2" office:value-type="float" office:value="1.18">
            <text:p>1,18</text:p>
          </table:table-cell>
          <table:table-cell table:style-name="ce5" office:value-type="float" office:value="1">
            <text:p>1</text:p>
          </table:table-cell>
          <table:table-cell table:style-name="ce8" table:formula="of:=1000*[.D4]/[.E4]" office:value-type="float" office:value="1180">
            <text:p>1180</text:p>
          </table:table-cell>
          <table:table-cell table:style-name="ce2" office:value-type="float" office:value="0.72">
            <text:p>0,72</text:p>
          </table:table-cell>
          <table:table-cell table:style-name="ce5" office:value-type="float" office:value="1.1">
            <text:p>1,1</text:p>
          </table:table-cell>
          <table:table-cell table:style-name="ce8" table:formula="of:=1000*[.G4]/[.H4]" office:value-type="float" office:value="654.545454545455">
            <text:p>655</text:p>
          </table:table-cell>
          <table:table-cell table:style-name="ce2" office:value-type="float" office:value="0.71">
            <text:p>0,71</text:p>
          </table:table-cell>
          <table:table-cell table:style-name="ce5" office:value-type="float" office:value="1.1">
            <text:p>1,1</text:p>
          </table:table-cell>
          <table:table-cell table:style-name="ce10" table:formula="of:=1000*[.J4]/[.K4]" office:value-type="float" office:value="645.454545454545">
            <text:p>645</text:p>
          </table:table-cell>
        </table:table-row>
        <table:table-row table:style-name="ro1">
          <table:table-cell table:style-name="ce2" office:value-type="float" office:value="1.7">
            <text:p>1,7</text:p>
          </table:table-cell>
          <table:table-cell table:style-name="ce5" office:value-type="float" office:value="1.5">
            <text:p>1,5</text:p>
          </table:table-cell>
          <table:table-cell table:style-name="ce8" table:formula="of:=1000*[.A5]/[.B5]" office:value-type="float" office:value="1133.33333333333">
            <text:p>1133</text:p>
          </table:table-cell>
          <table:table-cell table:style-name="ce2" office:value-type="float" office:value="1.62">
            <text:p>1,62</text:p>
          </table:table-cell>
          <table:table-cell table:style-name="ce5" office:value-type="float" office:value="1.4">
            <text:p>1,4</text:p>
          </table:table-cell>
          <table:table-cell table:style-name="ce8" table:formula="of:=1000*[.D5]/[.E5]" office:value-type="float" office:value="1157.14285714286">
            <text:p>1157</text:p>
          </table:table-cell>
          <table:table-cell table:style-name="ce2" office:value-type="float" office:value="1.15">
            <text:p>1,15</text:p>
          </table:table-cell>
          <table:table-cell table:style-name="ce5" office:value-type="float" office:value="1.8">
            <text:p>1,8</text:p>
          </table:table-cell>
          <table:table-cell table:style-name="ce8" table:formula="of:=1000*[.G5]/[.H5]" office:value-type="float" office:value="638.888888888889">
            <text:p>639</text:p>
          </table:table-cell>
          <table:table-cell table:style-name="ce2" office:value-type="float" office:value="1.13">
            <text:p>1,13</text:p>
          </table:table-cell>
          <table:table-cell table:style-name="ce5" office:value-type="float" office:value="1.7">
            <text:p>1,7</text:p>
          </table:table-cell>
          <table:table-cell table:style-name="ce10" table:formula="of:=1000*[.J5]/[.K5]" office:value-type="float" office:value="664.705882352941">
            <text:p>665</text:p>
          </table:table-cell>
        </table:table-row>
        <table:table-row table:style-name="ro1">
          <table:table-cell table:style-name="ce2" office:value-type="float" office:value="2.15">
            <text:p>2,15</text:p>
          </table:table-cell>
          <table:table-cell table:style-name="ce5" office:value-type="float" office:value="1.8">
            <text:p>1,8</text:p>
          </table:table-cell>
          <table:table-cell table:style-name="ce8" table:formula="of:=1000*[.A6]/[.B6]" office:value-type="float" office:value="1194.44444444444">
            <text:p>1194</text:p>
          </table:table-cell>
          <table:table-cell table:style-name="ce2" office:value-type="float" office:value="2.08">
            <text:p>2,08</text:p>
          </table:table-cell>
          <table:table-cell table:style-name="ce5" office:value-type="float" office:value="1.8">
            <text:p>1,8</text:p>
          </table:table-cell>
          <table:table-cell table:style-name="ce8" table:formula="of:=1000*[.D6]/[.E6]" office:value-type="float" office:value="1155.55555555556">
            <text:p>1156</text:p>
          </table:table-cell>
          <table:table-cell table:style-name="ce2" office:value-type="float" office:value="1.6">
            <text:p>1,6</text:p>
          </table:table-cell>
          <table:table-cell table:style-name="ce5" office:value-type="float" office:value="2.5">
            <text:p>2,5</text:p>
          </table:table-cell>
          <table:table-cell table:style-name="ce8" table:formula="of:=1000*[.G6]/[.H6]" office:value-type="float" office:value="640">
            <text:p>640</text:p>
          </table:table-cell>
          <table:table-cell table:style-name="ce2" office:value-type="float" office:value="1.56">
            <text:p>1,56</text:p>
          </table:table-cell>
          <table:table-cell table:style-name="ce5" office:value-type="float" office:value="2.4">
            <text:p>2,4</text:p>
          </table:table-cell>
          <table:table-cell table:style-name="ce10" table:formula="of:=1000*[.J6]/[.K6]" office:value-type="float" office:value="650">
            <text:p>650</text:p>
          </table:table-cell>
        </table:table-row>
        <table:table-row table:style-name="ro1">
          <table:table-cell table:style-name="ce2" office:value-type="float" office:value="2.61">
            <text:p>2,61</text:p>
          </table:table-cell>
          <table:table-cell table:style-name="ce5" office:value-type="float" office:value="2.3">
            <text:p>2,3</text:p>
          </table:table-cell>
          <table:table-cell table:style-name="ce8" table:formula="of:=1000*[.A7]/[.B7]" office:value-type="float" office:value="1134.78260869565">
            <text:p>1135</text:p>
          </table:table-cell>
          <table:table-cell table:style-name="ce2" office:value-type="float" office:value="2.53">
            <text:p>2,53</text:p>
          </table:table-cell>
          <table:table-cell table:style-name="ce5" office:value-type="float" office:value="2.2">
            <text:p>2,2</text:p>
          </table:table-cell>
          <table:table-cell table:style-name="ce8" table:formula="of:=1000*[.D7]/[.E7]" office:value-type="float" office:value="1150">
            <text:p>1150</text:p>
          </table:table-cell>
          <table:table-cell table:style-name="ce2" office:value-type="float" office:value="2.04">
            <text:p>2,04</text:p>
          </table:table-cell>
          <table:table-cell table:style-name="ce5" office:value-type="float" office:value="3.1">
            <text:p>3,1</text:p>
          </table:table-cell>
          <table:table-cell table:style-name="ce8" table:formula="of:=1000*[.G7]/[.H7]" office:value-type="float" office:value="658.064516129032">
            <text:p>658</text:p>
          </table:table-cell>
          <table:table-cell table:style-name="ce2" office:value-type="float" office:value="1.99">
            <text:p>1,99</text:p>
          </table:table-cell>
          <table:table-cell table:style-name="ce5" office:value-type="float" office:value="3.1">
            <text:p>3,1</text:p>
          </table:table-cell>
          <table:table-cell table:style-name="ce10" table:formula="of:=1000*[.J7]/[.K7]" office:value-type="float" office:value="641.935483870968">
            <text:p>642</text:p>
          </table:table-cell>
        </table:table-row>
        <table:table-row table:style-name="ro1">
          <table:table-cell table:style-name="ce2" office:value-type="float" office:value="3.06">
            <text:p>3,06</text:p>
          </table:table-cell>
          <table:table-cell table:style-name="ce5" office:value-type="float" office:value="2.7">
            <text:p>2,7</text:p>
          </table:table-cell>
          <table:table-cell table:style-name="ce8" table:formula="of:=1000*[.A8]/[.B8]" office:value-type="float" office:value="1133.33333333333">
            <text:p>1133</text:p>
          </table:table-cell>
          <table:table-cell table:style-name="ce2" office:value-type="float" office:value="2.99">
            <text:p>2,99</text:p>
          </table:table-cell>
          <table:table-cell table:style-name="ce5" office:value-type="float" office:value="2.6">
            <text:p>2,6</text:p>
          </table:table-cell>
          <table:table-cell table:style-name="ce8" table:formula="of:=1000*[.D8]/[.E8]" office:value-type="float" office:value="1150">
            <text:p>1150</text:p>
          </table:table-cell>
          <table:table-cell table:style-name="ce2" office:value-type="float" office:value="2.52">
            <text:p>2,52</text:p>
          </table:table-cell>
          <table:table-cell table:style-name="ce5" office:value-type="float" office:value="3.9">
            <text:p>3,9</text:p>
          </table:table-cell>
          <table:table-cell table:style-name="ce8" table:formula="of:=1000*[.G8]/[.H8]" office:value-type="float" office:value="646.153846153846">
            <text:p>646</text:p>
          </table:table-cell>
          <table:table-cell table:style-name="ce2" office:value-type="float" office:value="2.44">
            <text:p>2,44</text:p>
          </table:table-cell>
          <table:table-cell table:style-name="ce5" office:value-type="float" office:value="3.8">
            <text:p>3,8</text:p>
          </table:table-cell>
          <table:table-cell table:style-name="ce10" table:formula="of:=1000*[.J8]/[.K8]" office:value-type="float" office:value="642.105263157895">
            <text:p>642</text:p>
          </table:table-cell>
        </table:table-row>
        <table:table-row table:style-name="ro1">
          <table:table-cell table:style-name="ce2" office:value-type="float" office:value="3.52">
            <text:p>3,52</text:p>
          </table:table-cell>
          <table:table-cell table:style-name="ce5" office:value-type="float" office:value="3.1">
            <text:p>3,1</text:p>
          </table:table-cell>
          <table:table-cell table:style-name="ce8" table:formula="of:=1000*[.A9]/[.B9]" office:value-type="float" office:value="1135.48387096774">
            <text:p>1135</text:p>
          </table:table-cell>
          <table:table-cell table:style-name="ce2" office:value-type="float" office:value="3.45">
            <text:p>3,45</text:p>
          </table:table-cell>
          <table:table-cell table:style-name="ce5" office:value-type="float" office:value="3">
            <text:p>3</text:p>
          </table:table-cell>
          <table:table-cell table:style-name="ce8" table:formula="of:=1000*[.D9]/[.E9]" office:value-type="float" office:value="1150">
            <text:p>1150</text:p>
          </table:table-cell>
          <table:table-cell table:style-name="ce2" office:value-type="float" office:value="2.99">
            <text:p>2,99</text:p>
          </table:table-cell>
          <table:table-cell table:style-name="ce5" office:value-type="float" office:value="4.6">
            <text:p>4,6</text:p>
          </table:table-cell>
          <table:table-cell table:style-name="ce8" table:formula="of:=1000*[.G9]/[.H9]" office:value-type="float" office:value="650">
            <text:p>650</text:p>
          </table:table-cell>
          <table:table-cell table:style-name="ce2" office:value-type="float" office:value="2.89">
            <text:p>2,89</text:p>
          </table:table-cell>
          <table:table-cell table:style-name="ce5" office:value-type="float" office:value="4.5">
            <text:p>4,5</text:p>
          </table:table-cell>
          <table:table-cell table:style-name="ce10" table:formula="of:=1000*[.J9]/[.K9]" office:value-type="float" office:value="642.222222222222">
            <text:p>642</text:p>
          </table:table-cell>
        </table:table-row>
        <table:table-row table:style-name="ro1">
          <table:table-cell table:style-name="ce2" office:value-type="float" office:value="3.77">
            <text:p>3,77</text:p>
          </table:table-cell>
          <table:table-cell table:style-name="ce5" office:value-type="float" office:value="3.3">
            <text:p>3,3</text:p>
          </table:table-cell>
          <table:table-cell table:style-name="ce8" table:formula="of:=1000*[.A10]/[.B10]" office:value-type="float" office:value="1142.42424242424">
            <text:p>1142</text:p>
          </table:table-cell>
          <table:table-cell table:style-name="ce2" office:value-type="float" office:value="3.66">
            <text:p>3,66</text:p>
          </table:table-cell>
          <table:table-cell table:style-name="ce5" office:value-type="float" office:value="3.2">
            <text:p>3,2</text:p>
          </table:table-cell>
          <table:table-cell table:style-name="ce8" table:formula="of:=1000*[.D10]/[.E10]" office:value-type="float" office:value="1143.75">
            <text:p>1144</text:p>
          </table:table-cell>
          <table:table-cell table:style-name="ce2" office:value-type="float" office:value="3.46">
            <text:p>3,46</text:p>
          </table:table-cell>
          <table:table-cell table:style-name="ce5" office:value-type="float" office:value="5.3">
            <text:p>5,3</text:p>
          </table:table-cell>
          <table:table-cell table:style-name="ce8" table:formula="of:=1000*[.G10]/[.H10]" office:value-type="float" office:value="652.830188679245">
            <text:p>653</text:p>
          </table:table-cell>
          <table:table-cell table:style-name="ce2" office:value-type="float" office:value="3.36">
            <text:p>3,36</text:p>
          </table:table-cell>
          <table:table-cell table:style-name="ce5" office:value-type="float" office:value="5.2">
            <text:p>5,2</text:p>
          </table:table-cell>
          <table:table-cell table:style-name="ce10" table:formula="of:=1000*[.J10]/[.K10]" office:value-type="float" office:value="646.153846153846">
            <text:p>646</text:p>
          </table:table-cell>
        </table:table-row>
        <table:table-row table:style-name="ro1">
          <table:table-cell table:style-name="ce2" office:value-type="float" office:value="4.2">
            <text:p>4,2</text:p>
          </table:table-cell>
          <table:table-cell table:style-name="ce5" office:value-type="float" office:value="3.7">
            <text:p>3,7</text:p>
          </table:table-cell>
          <table:table-cell table:style-name="ce8" table:formula="of:=1000*[.A11]/[.B11]" office:value-type="float" office:value="1135.13513513514">
            <text:p>1135</text:p>
          </table:table-cell>
          <table:table-cell table:style-name="ce2" office:value-type="float" office:value="4.1">
            <text:p>4,1</text:p>
          </table:table-cell>
          <table:table-cell table:style-name="ce5" office:value-type="float" office:value="3.6">
            <text:p>3,6</text:p>
          </table:table-cell>
          <table:table-cell table:style-name="ce8" table:formula="of:=1000*[.D11]/[.E11]" office:value-type="float" office:value="1138.88888888889">
            <text:p>1139</text:p>
          </table:table-cell>
          <table:table-cell table:style-name="ce2" office:value-type="float" office:value="3.67">
            <text:p>3,67</text:p>
          </table:table-cell>
          <table:table-cell table:style-name="ce5" office:value-type="float" office:value="5.7">
            <text:p>5,7</text:p>
          </table:table-cell>
          <table:table-cell table:style-name="ce8" table:formula="of:=1000*[.G11]/[.H11]" office:value-type="float" office:value="643.859649122807">
            <text:p>644</text:p>
          </table:table-cell>
          <table:table-cell table:style-name="ce2" office:value-type="float" office:value="3.56">
            <text:p>3,56</text:p>
          </table:table-cell>
          <table:table-cell table:style-name="ce5" office:value-type="float" office:value="5.5">
            <text:p>5,5</text:p>
          </table:table-cell>
          <table:table-cell table:style-name="ce10" table:formula="of:=1000*[.J11]/[.K11]" office:value-type="float" office:value="647.272727272727">
            <text:p>647</text:p>
          </table:table-cell>
        </table:table-row>
        <table:table-row table:style-name="ro1">
          <table:table-cell table:style-name="ce2" office:value-type="float" office:value="4.7">
            <text:p>4,7</text:p>
          </table:table-cell>
          <table:table-cell table:style-name="ce5" office:value-type="float" office:value="4.1">
            <text:p>4,1</text:p>
          </table:table-cell>
          <table:table-cell table:style-name="ce8" table:formula="of:=1000*[.A12]/[.B12]" office:value-type="float" office:value="1146.34146341463">
            <text:p>1146</text:p>
          </table:table-cell>
          <table:table-cell table:style-name="ce2" office:value-type="float" office:value="4.55">
            <text:p>4,55</text:p>
          </table:table-cell>
          <table:table-cell table:style-name="ce5" office:value-type="float" office:value="4">
            <text:p>4</text:p>
          </table:table-cell>
          <table:table-cell table:style-name="ce8" table:formula="of:=1000*[.D12]/[.E12]" office:value-type="float" office:value="1137.5">
            <text:p>1138</text:p>
          </table:table-cell>
          <table:table-cell table:style-name="ce2" office:value-type="float" office:value="4.12">
            <text:p>4,12</text:p>
          </table:table-cell>
          <table:table-cell table:style-name="ce5" office:value-type="float" office:value="6.3">
            <text:p>6,3</text:p>
          </table:table-cell>
          <table:table-cell table:style-name="ce8" table:formula="of:=1000*[.G12]/[.H12]" office:value-type="float" office:value="653.968253968254">
            <text:p>654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6.2">
            <text:p>6,2</text:p>
          </table:table-cell>
          <table:table-cell table:style-name="ce10" table:formula="of:=1000*[.J12]/[.K12]" office:value-type="float" office:value="645.161290322581">
            <text:p>645</text:p>
          </table:table-cell>
        </table:table-row>
        <table:table-row table:style-name="ro1">
          <table:table-cell table:style-name="ce2" office:value-type="float" office:value="5.13">
            <text:p>5,13</text:p>
          </table:table-cell>
          <table:table-cell table:style-name="ce5" office:value-type="float" office:value="4.5">
            <text:p>4,5</text:p>
          </table:table-cell>
          <table:table-cell table:style-name="ce8" table:formula="of:=1000*[.A13]/[.B13]" office:value-type="float" office:value="1140">
            <text:p>1140</text:p>
          </table:table-cell>
          <table:table-cell table:style-name="ce2" office:value-type="float" office:value="5.02">
            <text:p>5,02</text:p>
          </table:table-cell>
          <table:table-cell table:style-name="ce5" office:value-type="float" office:value="4.4">
            <text:p>4,4</text:p>
          </table:table-cell>
          <table:table-cell table:style-name="ce8" table:formula="of:=1000*[.D13]/[.E13]" office:value-type="float" office:value="1140.90909090909">
            <text:p>1141</text:p>
          </table:table-cell>
          <table:table-cell table:style-name="ce2" office:value-type="float" office:value="4.58">
            <text:p>4,58</text:p>
          </table:table-cell>
          <table:table-cell table:style-name="ce5" office:value-type="float" office:value="7">
            <text:p>7</text:p>
          </table:table-cell>
          <table:table-cell table:style-name="ce8" table:formula="of:=1000*[.G13]/[.H13]" office:value-type="float" office:value="654.285714285714">
            <text:p>654</text:p>
          </table:table-cell>
          <table:table-cell table:style-name="ce2" office:value-type="float" office:value="4.46">
            <text:p>4,46</text:p>
          </table:table-cell>
          <table:table-cell table:style-name="ce5" office:value-type="float" office:value="6.9">
            <text:p>6,9</text:p>
          </table:table-cell>
          <table:table-cell table:style-name="ce10" table:formula="of:=1000*[.J13]/[.K13]" office:value-type="float" office:value="646.376811594203">
            <text:p>646</text:p>
          </table:table-cell>
        </table:table-row>
        <table:table-row table:style-name="ro1">
          <table:table-cell table:style-name="ce2" office:value-type="float" office:value="5.57">
            <text:p>5,57</text:p>
          </table:table-cell>
          <table:table-cell table:style-name="ce5" office:value-type="float" office:value="4.9">
            <text:p>4,9</text:p>
          </table:table-cell>
          <table:table-cell table:style-name="ce8" table:formula="of:=1000*[.A14]/[.B14]" office:value-type="float" office:value="1136.73469387755">
            <text:p>1137</text:p>
          </table:table-cell>
          <table:table-cell table:style-name="ce2" office:value-type="float" office:value="5.47">
            <text:p>5,47</text:p>
          </table:table-cell>
          <table:table-cell table:style-name="ce5" office:value-type="float" office:value="4.8">
            <text:p>4,8</text:p>
          </table:table-cell>
          <table:table-cell table:style-name="ce8" table:formula="of:=1000*[.D14]/[.E14]" office:value-type="float" office:value="1139.58333333333">
            <text:p>1140</text:p>
          </table:table-cell>
          <table:table-cell table:style-name="ce2" office:value-type="float" office:value="5.02">
            <text:p>5,02</text:p>
          </table:table-cell>
          <table:table-cell table:style-name="ce5" office:value-type="float" office:value="7.8">
            <text:p>7,8</text:p>
          </table:table-cell>
          <table:table-cell table:style-name="ce8" table:formula="of:=1000*[.G14]/[.H14]" office:value-type="float" office:value="643.589743589744">
            <text:p>644</text:p>
          </table:table-cell>
          <table:table-cell table:style-name="ce2" office:value-type="float" office:value="4.93">
            <text:p>4,93</text:p>
          </table:table-cell>
          <table:table-cell table:style-name="ce5" office:value-type="float" office:value="7.5">
            <text:p>7,5</text:p>
          </table:table-cell>
          <table:table-cell table:style-name="ce10" table:formula="of:=1000*[.J14]/[.K14]" office:value-type="float" office:value="657.333333333333">
            <text:p>657</text:p>
          </table:table-cell>
        </table:table-row>
        <table:table-row table:style-name="ro1">
          <table:table-cell table:style-name="ce2" office:value-type="float" office:value="6.1">
            <text:p>6,1</text:p>
          </table:table-cell>
          <table:table-cell table:style-name="ce5" office:value-type="float" office:value="5.3">
            <text:p>5,3</text:p>
          </table:table-cell>
          <table:table-cell table:style-name="ce8" table:formula="of:=1000*[.A15]/[.B15]" office:value-type="float" office:value="1150.94339622642">
            <text:p>1151</text:p>
          </table:table-cell>
          <table:table-cell table:style-name="ce2" office:value-type="float" office:value="5.93">
            <text:p>5,93</text:p>
          </table:table-cell>
          <table:table-cell table:style-name="ce5" office:value-type="float" office:value="5.2">
            <text:p>5,2</text:p>
          </table:table-cell>
          <table:table-cell table:style-name="ce8" table:formula="of:=1000*[.D15]/[.E15]" office:value-type="float" office:value="1140.38461538462">
            <text:p>1140</text:p>
          </table:table-cell>
          <table:table-cell table:style-name="ce2" office:value-type="float" office:value="5.41">
            <text:p>5,41</text:p>
          </table:table-cell>
          <table:table-cell table:style-name="ce5" office:value-type="float" office:value="8.5">
            <text:p>8,5</text:p>
          </table:table-cell>
          <table:table-cell table:style-name="ce8" table:formula="of:=1000*[.G15]/[.H15]" office:value-type="float" office:value="636.470588235294">
            <text:p>636</text:p>
          </table:table-cell>
          <table:table-cell table:style-name="ce2" office:value-type="float" office:value="5.36">
            <text:p>5,36</text:p>
          </table:table-cell>
          <table:table-cell table:style-name="ce5" office:value-type="float" office:value="8.3">
            <text:p>8,3</text:p>
          </table:table-cell>
          <table:table-cell table:style-name="ce10" table:formula="of:=1000*[.J15]/[.K15]" office:value-type="float" office:value="645.78313253012">
            <text:p>646</text:p>
          </table:table-cell>
        </table:table-row>
        <table:table-row table:style-name="ro1">
          <table:table-cell table:style-name="ce2" office:value-type="float" office:value="6.59">
            <text:p>6,59</text:p>
          </table:table-cell>
          <table:table-cell table:style-name="ce5" office:value-type="float" office:value="5.7">
            <text:p>5,7</text:p>
          </table:table-cell>
          <table:table-cell table:style-name="ce8" table:formula="of:=1000*[.A16]/[.B16]" office:value-type="float" office:value="1156.14035087719">
            <text:p>1156</text:p>
          </table:table-cell>
          <table:table-cell table:style-name="ce2" office:value-type="float" office:value="6.42">
            <text:p>6,42</text:p>
          </table:table-cell>
          <table:table-cell table:style-name="ce5" office:value-type="float" office:value="5.6">
            <text:p>5,6</text:p>
          </table:table-cell>
          <table:table-cell table:style-name="ce8" table:formula="of:=1000*[.D16]/[.E16]" office:value-type="float" office:value="1146.42857142857">
            <text:p>1146</text:p>
          </table:table-cell>
          <table:table-cell table:style-name="ce2" office:value-type="float" office:value="5.93">
            <text:p>5,93</text:p>
          </table:table-cell>
          <table:table-cell table:style-name="ce5" office:value-type="float" office:value="9.1">
            <text:p>9,1</text:p>
          </table:table-cell>
          <table:table-cell table:style-name="ce8" table:formula="of:=1000*[.G16]/[.H16]" office:value-type="float" office:value="651.648351648352">
            <text:p>652</text:p>
          </table:table-cell>
          <table:table-cell table:style-name="ce2" office:value-type="float" office:value="5.81">
            <text:p>5,81</text:p>
          </table:table-cell>
          <table:table-cell table:style-name="ce5" office:value-type="float" office:value="8.9">
            <text:p>8,9</text:p>
          </table:table-cell>
          <table:table-cell table:style-name="ce10" table:formula="of:=1000*[.J16]/[.K16]" office:value-type="float" office:value="652.808988764045">
            <text:p>653</text:p>
          </table:table-cell>
        </table:table-row>
        <table:table-row table:style-name="ro1">
          <table:table-cell table:style-name="ce2" office:value-type="float" office:value="7.07">
            <text:p>7,07</text:p>
          </table:table-cell>
          <table:table-cell table:style-name="ce5" office:value-type="float" office:value="6.2">
            <text:p>6,2</text:p>
          </table:table-cell>
          <table:table-cell table:style-name="ce8" table:formula="of:=1000*[.A17]/[.B17]" office:value-type="float" office:value="1140.32258064516">
            <text:p>1140</text:p>
          </table:table-cell>
          <table:table-cell table:style-name="ce2" office:value-type="float" office:value="6.88">
            <text:p>6,88</text:p>
          </table:table-cell>
          <table:table-cell table:style-name="ce5" office:value-type="float" office:value="6.1">
            <text:p>6,1</text:p>
          </table:table-cell>
          <table:table-cell table:style-name="ce8" table:formula="of:=1000*[.D17]/[.E17]" office:value-type="float" office:value="1127.86885245902">
            <text:p>1128</text:p>
          </table:table-cell>
          <table:table-cell table:style-name="ce2" office:value-type="float" office:value="6.4">
            <text:p>6,4</text:p>
          </table:table-cell>
          <table:table-cell table:style-name="ce5" office:value-type="float" office:value="9.8">
            <text:p>9,8</text:p>
          </table:table-cell>
          <table:table-cell table:style-name="ce8" table:formula="of:=1000*[.G17]/[.H17]" office:value-type="float" office:value="653.061224489796">
            <text:p>653</text:p>
          </table:table-cell>
          <table:table-cell table:style-name="ce2" office:value-type="float" office:value="6.27">
            <text:p>6,27</text:p>
          </table:table-cell>
          <table:table-cell table:style-name="ce5" office:value-type="float" office:value="9.6">
            <text:p>9,6</text:p>
          </table:table-cell>
          <table:table-cell table:style-name="ce10" table:formula="of:=1000*[.J17]/[.K17]" office:value-type="float" office:value="653.125">
            <text:p>653</text:p>
          </table:table-cell>
        </table:table-row>
        <table:table-row table:style-name="ro1">
          <table:table-cell table:style-name="ce2" office:value-type="float" office:value="7.53">
            <text:p>7,53</text:p>
          </table:table-cell>
          <table:table-cell table:style-name="ce5" office:value-type="float" office:value="6.6">
            <text:p>6,6</text:p>
          </table:table-cell>
          <table:table-cell table:style-name="ce8" table:formula="of:=1000*[.A18]/[.B18]" office:value-type="float" office:value="1140.90909090909">
            <text:p>1141</text:p>
          </table:table-cell>
          <table:table-cell table:style-name="ce2" office:value-type="float" office:value="7.35">
            <text:p>7,35</text:p>
          </table:table-cell>
          <table:table-cell table:style-name="ce5" office:value-type="float" office:value="6.5">
            <text:p>6,5</text:p>
          </table:table-cell>
          <table:table-cell table:style-name="ce8" table:formula="of:=1000*[.D18]/[.E18]" office:value-type="float" office:value="1130.76923076923">
            <text:p>1131</text:p>
          </table:table-cell>
          <table:table-cell table:style-name="ce2" office:value-type="float" office:value="6.84">
            <text:p>6,84</text:p>
          </table:table-cell>
          <table:table-cell table:style-name="ce5" office:value-type="float" office:value="10.6">
            <text:p>10,6</text:p>
          </table:table-cell>
          <table:table-cell table:style-name="ce8" table:formula="of:=1000*[.G18]/[.H18]" office:value-type="float" office:value="645.283018867925">
            <text:p>645</text:p>
          </table:table-cell>
          <table:table-cell table:style-name="ce2" office:value-type="float" office:value="6.73">
            <text:p>6,73</text:p>
          </table:table-cell>
          <table:table-cell table:style-name="ce5" office:value-type="float" office:value="10.3">
            <text:p>10,3</text:p>
          </table:table-cell>
          <table:table-cell table:style-name="ce10" table:formula="of:=1000*[.J18]/[.K18]" office:value-type="float" office:value="653.398058252427">
            <text:p>653</text:p>
          </table:table-cell>
        </table:table-row>
        <table:table-row table:style-name="ro1">
          <table:table-cell table:style-name="ce2" office:value-type="float" office:value="8.01">
            <text:p>8,01</text:p>
          </table:table-cell>
          <table:table-cell table:style-name="ce5" office:value-type="float" office:value="7">
            <text:p>7</text:p>
          </table:table-cell>
          <table:table-cell table:style-name="ce8" table:formula="of:=1000*[.A19]/[.B19]" office:value-type="float" office:value="1144.28571428571">
            <text:p>1144</text:p>
          </table:table-cell>
          <table:table-cell table:style-name="ce2" office:value-type="float" office:value="7.88">
            <text:p>7,88</text:p>
          </table:table-cell>
          <table:table-cell table:style-name="ce5" office:value-type="float" office:value="6.9">
            <text:p>6,9</text:p>
          </table:table-cell>
          <table:table-cell table:style-name="ce8" table:formula="of:=1000*[.D19]/[.E19]" office:value-type="float" office:value="1142.02898550725">
            <text:p>1142</text:p>
          </table:table-cell>
          <table:table-cell table:style-name="ce2" office:value-type="float" office:value="7.33">
            <text:p>7,33</text:p>
          </table:table-cell>
          <table:table-cell table:style-name="ce5" office:value-type="float" office:value="11.3">
            <text:p>11,3</text:p>
          </table:table-cell>
          <table:table-cell table:style-name="ce8" table:formula="of:=1000*[.G19]/[.H19]" office:value-type="float" office:value="648.672566371681">
            <text:p>649</text:p>
          </table:table-cell>
          <table:table-cell table:style-name="ce2" office:value-type="float" office:value="7.17">
            <text:p>7,17</text:p>
          </table:table-cell>
          <table:table-cell table:style-name="ce5" office:value-type="float" office:value="11">
            <text:p>11</text:p>
          </table:table-cell>
          <table:table-cell table:style-name="ce10" table:formula="of:=1000*[.J19]/[.K19]" office:value-type="float" office:value="651.818181818182">
            <text:p>652</text:p>
          </table:table-cell>
        </table:table-row>
        <table:table-row table:style-name="ro1">
          <table:table-cell table:style-name="ce3" office:value-type="float" office:value="8.01">
            <text:p>8,01</text:p>
          </table:table-cell>
          <table:table-cell table:style-name="ce6" office:value-type="float" office:value="7">
            <text:p>7</text:p>
          </table:table-cell>
          <table:table-cell table:style-name="ce8" table:formula="of:=1000*[.A20]/[.B20]" office:value-type="float" office:value="1144.28571428571">
            <text:p>1144</text:p>
          </table:table-cell>
          <table:table-cell table:style-name="ce3" office:value-type="float" office:value="7.88">
            <text:p>7,88</text:p>
          </table:table-cell>
          <table:table-cell table:style-name="ce6" office:value-type="float" office:value="6.9">
            <text:p>6,9</text:p>
          </table:table-cell>
          <table:table-cell table:style-name="ce8" table:formula="of:=1000*[.D20]/[.E20]" office:value-type="float" office:value="1142.02898550725">
            <text:p>1142</text:p>
          </table:table-cell>
          <table:table-cell table:style-name="ce3" office:value-type="float" office:value="7.78">
            <text:p>7,78</text:p>
          </table:table-cell>
          <table:table-cell table:style-name="ce6" office:value-type="float" office:value="12">
            <text:p>12</text:p>
          </table:table-cell>
          <table:table-cell table:style-name="ce8" table:formula="of:=1000*[.G20]/[.H20]" office:value-type="float" office:value="648.333333333333">
            <text:p>648</text:p>
          </table:table-cell>
          <table:table-cell table:style-name="ce3" office:value-type="float" office:value="7.69">
            <text:p>7,69</text:p>
          </table:table-cell>
          <table:table-cell table:style-name="ce6" office:value-type="float" office:value="11.8">
            <text:p>11,8</text:p>
          </table:table-cell>
          <table:table-cell table:style-name="ce10" table:formula="of:=1000*[.J20]/[.K20]" office:value-type="float" office:value="651.694915254237">
            <text:p>652</text:p>
          </table:table-cell>
        </table:table-row>
        <table:table-row table:style-name="ro1">
          <table:table-cell table:number-columns-repeated="2"/>
          <table:table-cell table:style-name="ce9" office:value-type="float" office:value="1127">
            <text:p>1127</text:p>
          </table:table-cell>
          <table:table-cell table:number-columns-repeated="2"/>
          <table:table-cell table:style-name="ce9" office:value-type="float" office:value="1154.5">
            <text:p>1154,5</text:p>
          </table:table-cell>
          <table:table-cell table:number-columns-repeated="2"/>
          <table:table-cell table:style-name="ce9" office:value-type="float" office:value="629.5">
            <text:p>629,5</text:p>
          </table:table-cell>
          <table:table-cell table:number-columns-repeated="2"/>
          <table:table-cell table:style-name="ce9" office:value-type="float" office:value="630.4">
            <text:p>630,4</text:p>
          </table:table-cell>
        </table:table-row>
        <table:table-row table:style-name="ro1">
          <table:table-cell>
            <draw:frame table:end-cell-address="Лист1.G40" table:end-x="2.232cm" table:end-y="0.426cm" draw:z-index="0" draw:style-name="gr1" draw:text-style-name="P1" svg:width="15.779cm" svg:height="8.548cm" svg:x="0.001cm" svg:y="0.007cm">
              <draw:object draw:notify-on-update-of-ranges="Лист1.A2:Лист1.A20 Лист1.B2:Лист1.B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Лист1.G60" table:end-x="2.232cm" table:end-y="0.424cm" draw:z-index="1" draw:style-name="gr1" draw:text-style-name="P1" svg:width="15.779cm" svg:height="9.004cm" svg:x="0.001cm" svg:y="0cm">
              <draw:object draw:notify-on-update-of-ranges="Лист1.D2:Лист1.D20 Лист1.E2:Лист1.E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Лист1.G80" table:end-x="2.26cm" table:end-y="0.403cm" draw:z-index="2" draw:style-name="gr1" draw:text-style-name="P1" svg:width="15.807cm" svg:height="9.014cm" svg:x="0.001cm" svg:y="0.422cm">
              <draw:object draw:notify-on-update-of-ranges="Лист1.G2:Лист1.G20 Лист1.H2:Лист1.H2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>
            <draw:frame table:end-cell-address="Лист1.G100" table:end-x="2.204cm" table:end-y="0.425cm" draw:z-index="3" draw:style-name="gr1" draw:text-style-name="P1" svg:width="15.751cm" svg:height="9.03cm" svg:x="0.001cm" svg:y="0.427cm">
              <draw:object draw:notify-on-update-of-ranges="Лист1.J2:Лист1.J20 Лист1.K2:Лист1.K2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2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3:35:48.81</meta:creation-date>
    <dc:date>2014-12-03T01:52:14.93</dc:date>
    <meta:editing-duration>PT2H32M10S</meta:editing-duration>
    <meta:editing-cycles>12</meta:editing-cycles>
    <meta:generator>OpenOffice.org/3.4.1$Win32 OpenOffice.org_project/341m1$Build-9593</meta:generator>
    <meta:document-statistic meta:table-count="1" meta:cell-count="2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8cm" svg:height="8.549cm" xlink:href=".." xlink:type="simple" chart:class="chart:scatter" chart:style-name="ch1">
        <chart:plot-area chart:style-name="ch2" table:cell-range-address="Лист1.A2:Лист1.B20" svg:x="1.026cm" svg:y="1.013cm" svg:width="13.536cm" svg:height="7.219cm">
          <chartooo:coordinate-region svg:x="1.462cm" svg:y="1.225cm" svg:width="13.006cm" svg:height="6.33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2:Лист1.B20" chart:class="chart:scatter">
            <chart:domain table:cell-range-address="Лист1.A2:Лист1.A20"/>
            <chart:regression-curve chart:style-name="ch6">
              <chart:equation/>
            </chart:regression-curve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Лист1.A2:Лист1.A20</svg:desc>
                </draw:g>
              </table:table-cell>
              <table:table-cell office:value-type="float" office:value="0.4">
                <text:p>0.4</text:p>
                <draw:g>
                  <svg:desc>Лист1.B2:Лист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">
                <text:p>0.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">
                <text:p>1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5">
                <text:p>2.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1">
                <text:p>2.6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">
                <text:p>3.0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2">
                <text:p>3.5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">
                <text:p>4.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3">
                <text:p>5.1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7">
                <text:p>5.5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">
                <text:p>6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9">
                <text:p>6.5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7">
                <text:p>7.0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3">
                <text:p>7.5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1">
                <text:p>8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1">
                <text:p>8.0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55cm"/>
    </style:style>
    <style:style style:name="P1" style:family="paragraph"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5.78cm" svg:height="9.006cm" xlink:href=".." xlink:type="simple" chart:class="chart:scatter" chart:style-name="ch1">
        <chart:plot-area chart:style-name="ch2" table:cell-range-address="Лист1.D2:Лист1.E20" svg:x="0.999cm" svg:y="1.409cm" svg:width="13.537cm" svg:height="7.55cm">
          <chartooo:coordinate-region svg:x="1.435cm" svg:y="1.621cm" svg:width="13.007cm" svg:height="6.6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E2:Лист1.E20" chart:class="chart:scatter">
            <chart:domain table:cell-range-address="Лист1.D2:Лист1.D20"/>
            <chart:regression-curve chart:style-name="ch6">
              <chart:equation/>
            </chart:regression-curve>
            <chart:data-point chart:repeated="19"/>
          </chart:series>
          <chart:wall chart:style-name="ch7"/>
          <chart:floor chart:style-name="ch8"/>
        </chart:plot-area>
        <draw:frame draw:style-name="gr1" draw:text-style-name="P1" svg:width="7.375cm" svg:height="0.555cm" svg:x="0.167cm" svg:y="0.396cm">
          <draw:text-box>
            <text:p><text:span text:style-name="T1">Rx (напряжение только с резистора)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">
                <text:p>0.36</text:p>
                <draw:g>
                  <svg:desc>Лист1.D2:Лист1.D20</svg:desc>
                </draw:g>
              </table:table-cell>
              <table:table-cell office:value-type="float" office:value="0.3">
                <text:p>0.3</text:p>
                <draw:g>
                  <svg:desc>Лист1.E2:Лист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">
                <text:p>0.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">
                <text:p>1.6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8">
                <text:p>2.0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3">
                <text:p>2.5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9">
                <text:p>2.9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5">
                <text:p>3.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6">
                <text:p>3.6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">
                <text:p>4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5">
                <text:p>4.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2">
                <text:p>5.0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7">
                <text:p>5.4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3">
                <text:p>5.9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2">
                <text:p>6.4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8">
                <text:p>6.8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8">
                <text:p>7.8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8">
                <text:p>7.88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58cm"/>
    </style:style>
    <style:style style:name="P1" style:family="paragraph"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5.808cm" svg:height="9.014cm" xlink:href=".." xlink:type="simple" chart:class="chart:scatter" chart:style-name="ch1">
        <chart:plot-area chart:style-name="ch2" table:cell-range-address="Лист1.G2:Лист1.H20" svg:x="0.787cm" svg:y="1.41cm" svg:width="13.747cm" svg:height="7.557cm">
          <chartooo:coordinate-region svg:x="1.408cm" svg:y="1.623cm" svg:width="13.033cm" svg:height="6.6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H2:Лист1.H20" chart:class="chart:scatter">
            <chart:domain table:cell-range-address="Лист1.G2:Лист1.G20"/>
            <chart:regression-curve chart:style-name="ch6">
              <chart:equation/>
            </chart:regression-curve>
            <chart:data-point chart:repeated="19"/>
          </chart:series>
          <chart:wall chart:style-name="ch7"/>
          <chart:floor chart:style-name="ch8"/>
        </chart:plot-area>
        <draw:frame draw:style-name="gr1" draw:text-style-name="P1" svg:width="7.375cm" svg:height="0.558cm" svg:x="0.195cm" svg:y="0.292cm">
          <draw:text-box>
            <text:p><text:span text:style-name="T1">R1 (напряжение и с амперметра)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Лист1.G2:Лист1.G20</svg:desc>
                </draw:g>
              </table:table-cell>
              <table:table-cell office:value-type="float" office:value="0.1">
                <text:p>0.1</text:p>
                <draw:g>
                  <svg:desc>Лист1.H2:Лист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">
                <text:p>2.0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9">
                <text:p>2.9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">
                <text:p>3.4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7">
                <text:p>3.6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2">
                <text:p>4.1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8">
                <text:p>4.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2">
                <text:p>5.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">
                <text:p>5.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3">
                <text:p>5.9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">
                <text:p>6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4">
                <text:p>6.8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33">
                <text:p>7.3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8">
                <text:p>7.7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55cm"/>
    </style:style>
    <style:style style:name="P1" style:family="paragraph"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5.752cm" svg:height="9.032cm" xlink:href=".." xlink:type="simple" chart:class="chart:scatter" chart:style-name="ch1">
        <chart:plot-area chart:style-name="ch2" table:cell-range-address="Лист1.J2:Лист1.K20" svg:x="0.786cm" svg:y="1.381cm" svg:width="13.694cm" svg:height="7.577cm">
          <chartooo:coordinate-region svg:x="1.407cm" svg:y="1.594cm" svg:width="12.979cm" svg:height="6.6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K2:Лист1.K20" chart:class="chart:scatter">
            <chart:domain table:cell-range-address="Лист1.J2:Лист1.J20"/>
            <chart:regression-curve chart:style-name="ch6">
              <chart:equation/>
            </chart:regression-curve>
            <chart:data-point chart:repeated="19"/>
          </chart:series>
          <chart:wall chart:style-name="ch7"/>
          <chart:floor chart:style-name="ch8"/>
        </chart:plot-area>
        <draw:frame draw:style-name="gr1" draw:text-style-name="P1" svg:width="7.375cm" svg:height="0.555cm" svg:x="0.333cm" svg:y="0.29cm">
          <draw:text-box>
            <text:p><text:span text:style-name="T1">R1 (напряжение только с резистора)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Лист1.J2:Лист1.J20</svg:desc>
                </draw:g>
              </table:table-cell>
              <table:table-cell office:value-type="float" office:value="0.1">
                <text:p>0.1</text:p>
                <draw:g>
                  <svg:desc>Лист1.K2:Лист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">
                <text:p>1.1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">
                <text:p>1.5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9">
                <text:p>1.9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">
                <text:p>2.8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6">
                <text:p>3.3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6">
                <text:p>4.4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3">
                <text:p>4.9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">
                <text:p>5.3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81">
                <text:p>5.8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7">
                <text:p>6.2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3">
                <text:p>6.7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7">
                <text:p>7.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9">
                <text:p>7.69</text:p>
              </table:table-cell>
              <table:table-cell office:value-type="float" office:value="11.8">
                <text:p>11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